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b7b7b7" fo:font-style="italic" style:font-style-asian="italic"/>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b7b7b7"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ogical Link Protocol</text:span></text:p>
      <text:p text:style-name="P1"/>
      <text:p text:style-name="Standard">The logical link protocol has the main objective of providing reliable communication between two systems. It does so by splitting the data into chunks called frames, which are then sent in a safe and secure way; that’s because all the frames must be acknowledged after they’re received, and so no chunk of data is lost. The protocol also manages error detection and can check if something went wrong in the data transmission.</text:p>
      <text:p text:style-name="Standard">In order to create and delimit frames, some of the bytes are used at the start and at the end to express information. The beginning and end of a frame are delimited by a flag; there’s also an address field, a control field that is used for checking the acknowledgement, rejection or other functionalities, and a protection field called BCC that checks for wrongly transmitted bytes in the frame. However, if a byte inside the data is by chance equal to the flag, it could lead to some problems. </text:p>
      <text:p text:style-name="Standard">That’s why we stuff and de-stuff the frames: when sending the frame, we swap the “unintended” flag bytes with an escape character followed by the byte, so that we know it’s just a character. If there’s an unintended escape character, we do the same process too. The message is then de-stuffed by the receiver.</text:p>
      <text:p text:style-name="Standard"/>
      <text:p text:style-name="Standard">if (buffer[0] == 0x7e){</text:p>
      <text:p text:style-name="Standard"><text:s text:c="24"/>buf[numOfBytes] = 0x7d;</text:p>
      <text:p text:style-name="Standard"><text:s text:c="24"/>numOfBytes++;</text:p>
      <text:p text:style-name="Standard"><text:s text:c="24"/>buf[numOfBytes] = 0x5e;</text:p>
      <text:p text:style-name="Standard"><text:s text:c="20"/>}</text:p>
      <text:p text:style-name="Standard"><text:s text:c="20"/>else if (buffer[0] == 0x7d){</text:p>
      <text:p text:style-name="Standard"><text:s text:c="24"/>buf[numOfBytes] = 0x7d;</text:p>
      <text:p text:style-name="Standard"><text:s text:c="24"/>numOfBytes++;</text:p>
      <text:p text:style-name="Standard"><text:s text:c="24"/>buf[numOfBytes] = 0x5d;</text:p>
      <text:p text:style-name="Standard"><text:s text:c="20"/>}</text:p>
      <text:p text:style-name="Standard"><text:s text:c="20"/>else{</text:p>
      <text:p text:style-name="Standard"><text:s text:c="24"/>buf[numOfBytes] = buffer[0];</text:p>
      <text:p text:style-name="Standard"><text:s text:c="20"/>}</text:p>
      <text:p text:style-name="Standard"><text:s text:c="16"/>}</text:p>
      <text:p text:style-name="Standard"/>
      <text:p text:style-name="Standard">For the retransmissions, there’s a bunch of cases. If a message is sent but no acknowledgement is received, then an alarm will make the sender send the message again after some time passes. However, if the acknowledgement has incongruent Ns/Nr, the message has to be sent again too. The same thing happens if the message gets rejected.</text:p>
      <text:p text:style-name="Standard"/>
      <text:p text:style-name="Standard">if (checkSupervision(buf, 500, C_RR_NR0) == 1){</text:p>
      <text:p text:style-name="Standard"><text:s text:c="20"/>printf("Connection good for now");</text:p>
      <text:p text:style-name="Standard"><text:soft-page-break/><text:s text:c="20"/>alarmCount = 0;</text:p>
      <text:p text:style-name="Standard"><text:s text:c="20"/>cycle = 0;</text:p>
      <text:p text:style-name="Standard"><text:s text:c="20"/>swap();</text:p>
      <text:p text:style-name="Standard"><text:s text:c="16"/>}</text:p>
      <text:p text:style-name="Standard"><text:s text:c="16"/>else if (checkSupervision(buf, 500, C_RR_NR0) == 2){</text:p>
      <text:p text:style-name="Standard"><text:s text:c="20"/>printf("Message repeated");</text:p>
      <text:p text:style-name="Standard"><text:s text:c="20"/>alarmCount = 0;</text:p>
      <text:p text:style-name="Standard"><text:s text:c="20"/>cycle = 0;</text:p>
      <text:p text:style-name="Standard"><text:s text:c="20"/>count = count + 497;</text:p>
      <text:p text:style-name="Standard"><text:s text:c="20"/>swap();</text:p>
      <text:p text:style-name="Standard"><text:s text:c="16"/>}</text:p>
      <text:p text:style-name="Standard"><text:s text:c="16"/>else if (checkSupervision(buf, 500, C_REJ_NR0)){</text:p>
      <text:p text:style-name="Standard"><text:s text:c="20"/>printf("Message rejected by transmitter");</text:p>
      <text:p text:style-name="Standard"><text:s text:c="20"/>alarmCount = 0;</text:p>
      <text:p text:style-name="Standard"><text:s text:c="20"/>count = count + 497;</text:p>
      <text:p text:style-name="Standard"><text:s text:c="16"/>}</text:p>
      <text:p text:style-name="Standard"/>
      <text:p text:style-name="Standard">Ns and Nr are global variables and, using the values 0 and 1, can check whether the message is the one that was expected, and can ask for the new one.</text:p>
      <text:p text:style-name="Standard">The error control is done with the BCC byte which is the XOR of all the precedent bytes, and can thus be used by the receiver to see if the BCC it calculates is correct.</text:p>
      <text:p text:style-name="Standard"/>
      <text:p text:style-name="P1"/>
      <text:p text:style-name="Standard"><text:span text:style-name="T1">Application Protocol</text:span></text:p>
      <text:p text:style-name="P1"/>
      <text:p text:style-name="Standard">Because of the principle of layer independency, the application protocol doesn’t know the internal details of the logical link protocol, it only accesses its service. It manages to give a more abstract interface to work with the logical layer, and thus it doesn’t know anything about the internal delimitations of the frame, or of byte stuffing. However, having functionalities above the logical link layer, it can count and number data packets, and distinguish between which frames contain Data and which are for Control. </text:p>
      <text:p text:style-name="Standard">In this lab project we didn’t develop two separate protocols, but we wrote a combination of both, with just a file for the sender and one for the receiver. The application knows that the writer only gets Supervision frames, and the receiver checks for Information frames or Supervision frames accordingly.</text:p>
      <text:p text:style-name="Standard"/>
      <text:p text:style-name="P1"><text:soft-page-break/></text:p>
      <text:p text:style-name="Standard"><text:span text:style-name="T1">Validation</text:span></text:p>
      <text:p text:style-name="P1"/>
      <text:p text:style-name="Standard">We tested the program both with virtual serial ports and with real physical connected computers, and it worked in both cases. Disconnecting the physical port and connecting it again during the transmission still guaranteed correct results. Working with the virtual serial ports meant having instant transmission; when we had to test it on real machines we had to adjust our work for it to read byte by byte, since the transmission speed was giving us problems. </text:p>
      <text:p text:style-name="P1"/>
      <text:p text:style-name="Standard"><text:span text:style-name="T1">Data-Link Protocol Efficiency</text:span></text:p>
      <text:p text:style-name="P1"/>
      <text:p text:style-name="Standard">Our code works with a baud rate of 38400, which means that it can send 4800 bytes/s.</text:p>
      <text:p text:style-name="Standard">Our frames have a size of 500 bytes, and the computers are distant at most 1 meter from each other.</text:p>
      <text:p text:style-name="Standard"/>
      <text:p text:style-name="Standard">L = 500 byte</text:p>
      <text:p text:style-name="Standard">R (data rate) = 4800 bytes/s</text:p>
      <text:p text:style-name="Standard">d = 0.001 km</text:p>
      <text:p text:style-name="Standard">V = 4800 bytes/s </text:p>
      <text:p text:style-name="Standard">Tf = L/R = 0,104 s</text:p>
      <text:p text:style-name="Standard">Tp = d/V = 2,08e-7 s</text:p>
      <text:p text:style-name="Standard">a = Tp/Tf = 0,000002</text:p>
      <text:p text:style-name="Standard"/>
      <text:p text:style-name="Standard">Efficiency S = 1/(1+2a) = 0,9999960000159999</text:p>
      <text:p text:style-name="Standard">Which makes sense since the distance is very small and the speed is high, so this result matches our expectations.</text:p>
      <text:p text:style-name="P1"/>
      <text:p text:style-name="Standard"><text:span text:style-name="T1">Conclusions</text:span></text:p>
      <text:p text:style-name="P2"/>
      <text:p text:style-name="Standard">Working on the development of this protocol was very insightful for many reasons. We got to experience first-hand how to implement communication in a functional way between two computers, and this helped consolidate the ideas studied in theory, since we now better understand the reasoning behind the implementation choices. Writing the code from scratch made the ideas come more naturally, and we had to get fully immersed into the subject in order to understand what worked and what didn’t. The implementation is not perfect since we didn’t separate the application and link layer, but for the rest we are satisfied with what we developed and what we learnt along th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855" meta:character-count="5587" meta:non-whitespace-character-count="4182"/>
    <meta:generator>LibreOfficeDev/6.0.5.2$Linux_X86_64 LibreOffice_project/</meta:generator>
  </office:meta>
</office:document-meta>
</file>